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0.354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972in"/>
    </style:style>
    <style:style style:name="co12" style:family="table-column">
      <style:table-column-properties fo:break-before="auto" style:column-width="2.6492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2909in"/>
    </style:style>
    <style:style style:name="co18" style:family="table-column">
      <style:table-column-properties fo:break-before="auto" style:column-width="1.4516in"/>
    </style:style>
    <style:style style:name="co19" style:family="table-column">
      <style:table-column-properties fo:break-before="auto" style:column-width="1.5575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1.6374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1339in"/>
    </style:style>
    <style:style style:name="co24" style:family="table-column">
      <style:table-column-properties fo:break-before="auto" style:column-width="1.1535in"/>
    </style:style>
    <style:style style:name="co25" style:family="table-column">
      <style:table-column-properties fo:break-before="auto" style:column-width="1.0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.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.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.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.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.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.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.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.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.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.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.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.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.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.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.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.37</text:p>
          </table:table-cell>
          <table:table-cell table:number-columns-repeated="4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.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.26</text:p>
          </table:table-cell>
          <table:table-cell table:number-columns-repeated="4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.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.84</text:p>
          </table:table-cell>
          <table:table-cell table:number-columns-repeated="4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.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.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.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.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8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2" table:default-cell-style-name="ce21"/>
        <table:table-column table:style-name="co16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8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chemist Protecti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2" office:value-type="string">
            <text:p>Golem Power</text:p>
          </table:table-cell>
          <table:table-cell table:style-name="ce32" office:value-type="string">
            <text:p>Golem Resilience</text:p>
          </table:table-cell>
          <table:table-cell table:style-name="ce32" office:value-type="string">
            <text:p>Golem: Pound</text:p>
          </table:table-cell>
          <table:table-cell table:style-name="ce32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2" office:value-type="string">
            <text:p>Channel Staff</text:p>
          </table:table-cell>
          <table:table-cell table:style-name="ce32" office:value-type="string">
            <text:p>Staff Mastery</text:p>
          </table:table-cell>
          <table:table-cell table:style-name="ce32" office:value-type="string">
            <text:p>Defensive Posture</text:p>
          </table:table-cell>
          <table:table-cell table:style-name="ce32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office:value-type="string">
            <text:p>Extract Gems</text:p>
          </table:table-cell>
          <table:table-cell office:value-type="string">
            <text:p>Insert Gem</text:p>
          </table:table-cell>
          <table:table-cell office:value-type="string">
            <text:p>Gem Vision</text:p>
          </table:table-cell>
          <table:table-cell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07/12/2010</text:date>, <text:time>00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12T00:29:11</dc:date>
    <meta:editing-duration>PT29H14M32S</meta:editing-duration>
    <meta:editing-cycles>51</meta:editing-cycles>
    <meta:generator>OpenOffice.org/3.1$Linux OpenOffice.org_project/310m19$Build-9420</meta:generator>
    <meta:document-statistic meta:table-count="4" meta:cell-count="572" meta:object-count="0"/>
    <meta:user-defined meta:name="Info 1"/>
    <meta:user-defined meta:name="Info 2"/>
    <meta:user-defined meta:name="Info 3"/>
    <meta:user-defined meta:name="Info 4"/>
  </office:meta>
</office:document-meta>
</file>